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60H44M11.584051S" calcext:value-type="time">
            <text:p>1760:4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3H42M33.478S" calcext:value-type="time">
            <text:p>03:42</text:p>
          </table:table-cell>
          <table:table-cell table:style-name="ce3"/>
          <table:table-cell office:value-type="string" calcext:value-type="string">
            <text:p>Secret text / hint sprite cleanup, boss room enemy despaw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3H42M33.478S" calcext:value-type="time">
            <text:p>03:4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07:59:32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3T11:25:52.586000000</dc:date>
    <meta:editing-duration>P78DT21H3M17S</meta:editing-duration>
    <meta:editing-cycles>2079</meta:editing-cycles>
    <meta:generator>LibreOffice/7.2.6.2$Windows_X86_64 LibreOffice_project/b0ec3a565991f7569a5a7f5d24fed7f52653d754</meta:generator>
    <dc:creator>Benjamin Laws</dc:creator>
    <meta:document-statistic meta:table-count="2" meta:cell-count="2567" meta:object-count="0"/>
  </office:meta>
</office:document-meta>
</file>